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25.14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Liste_20_des_20_objets_20_par_20_version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74e13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8761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e des objets par versi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table:style-name="ce5"/>
          <table:table-cell table:style-name="ce12" office:value-type="string" calcext:value-type="string" table:number-columns-spanned="2" table:number-rows-spanned="1">
            <text:p>documentation faite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6"/>
          <table:table-cell table:style-name="ce12" office:value-type="string" calcext:value-type="string" table:number-columns-spanned="2" table:number-rows-spanned="1">
            <text:p>documentation en cours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+</text:p>
          </table:table-cell>
          <table:table-cell table:style-name="ce12" office:value-type="string" calcext:value-type="string" table:number-columns-spanned="2" table:number-rows-spanned="1">
            <text:p>inclus dans la version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version</text:p>
          </table:table-cell>
          <table:table-cell table:style-name="ce14" office:value-type="string" calcext:value-type="string">
            <text:p>0.0.1</text:p>
          </table:table-cell>
          <table:table-cell table:style-name="ce14" office:value-type="string" calcext:value-type="string">
            <text:p>0.0.2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objets</text:p>
          </table:table-cell>
          <table:table-cell table:style-name="ce9" office:value-type="string" calcext:value-type="string">
            <text:p>OOject</text:p>
          </table:table-cell>
          <table:table-cell table:style-name="ce15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11">
            <text:p>objets contenant</text:p>
          </table:table-cell>
          <table:table-cell table:style-name="ce10" office:value-type="string" calcext:value-type="string">
            <text:p>OSContainer</text:p>
          </table:table-cell>
          <table:table-cell table:style-name="ce5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SDiv</text:p>
          </table:table-cell>
          <table:table-cell table:style-name="ce5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SForm</text:p>
          </table:table-cell>
          <table:table-cell table:style-name="ce5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SDialog</text:p>
          </table:table-cell>
          <table:table-cell table:style-name="ce14"/>
          <table:table-cell table:style-name="ce17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SHeader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SNav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SSection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SArticle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SAside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SFooter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4"/>
          <table:table-cell table:style-name="ce11" office:value-type="string" calcext:value-type="string">
            <text:p>OSWizard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21">
            <text:p>objets contenus</text:p>
          </table:table-cell>
          <table:table-cell table:style-name="ce10" office:value-type="string" calcext:value-type="string">
            <text:p>ODContained</text:p>
          </table:table-cell>
          <table:table-cell table:style-name="ce5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Anchor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Badge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Block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Button</text:p>
          </table:table-cell>
          <table:table-cell table:style-name="ce5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Checkbox</text:p>
          </table:table-cell>
          <table:table-cell table:style-name="ce14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Content</text:p>
          </table:table-cell>
          <table:table-cell table:style-name="ce14"/>
          <table:table-cell table:style-name="ce17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Dropzone</text:p>
          </table:table-cell>
          <table:table-cell table:style-name="ce14"/>
          <table:table-cell table:style-name="ce17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DatePicker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Image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Icon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Input</text:p>
          </table:table-cell>
          <table:table-cell table:style-name="ce6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Menu</text:p>
          </table:table-cell>
          <table:table-cell table:style-name="ce14"/>
          <table:table-cell table:style-name="ce17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Notification</text:p>
          </table:table-cell>
          <table:table-cell table:style-name="ce14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Radio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Select</text:p>
          </table:table-cell>
          <table:table-cell table:style-name="ce14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Span</text:p>
          </table:table-cell>
          <table:table-cell table:style-name="ce14"/>
          <table:table-cell table:style-name="ce17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Table</text:p>
          </table:table-cell>
          <table:table-cell table:style-name="ce14" office:value-type="string" calcext:value-type="string">
            <text:p>+</text:p>
          </table:table-cell>
          <table:table-cell table:style-name="ce16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Textarea</text:p>
          </table:table-cell>
          <table:table-cell table:style-name="ce14"/>
          <table:table-cell table:style-name="ce17" office:value-type="string" calcext:value-type="string">
            <text:p>+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ODTreeview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covered-table-cell table:style-name="ce4"/>
          <table:table-cell table:style-name="ce11" office:value-type="string" calcext:value-type="string">
            <text:p>ODVideo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 table:number-rows-repeated="989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1047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7:23:19.319567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e_20_des_20_objets_20_par_20_version" style:display-name="PageStyle_Liste des objets par vers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26T17:23:27.072042806</dc:date>
    <meta:editing-duration>PT3M59S</meta:editing-duration>
    <meta:editing-cycles>4</meta:editing-cycles>
    <meta:document-statistic meta:table-count="1" meta:cell-count="61" meta:object-count="0"/>
  </office:meta>
</office:document-meta>
</file>